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center" fo:margin-bottom="10.00pt"/>
    </style:style>
    <style:style style:name="P4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University of the Cordilleras</text:span></text:p>
      <text:p text:style-name="P1"><text:span text:style-name="T1">College of Information Technology and Computer Science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A Journal Review on </text:span></text:p>
      <text:p text:style-name="P3"><text:span text:style-name="T1">Enhanced Network Security System Using Firewalls</text:span></text:p>
      <text:p text:style-name="P3"><text:span text:style-name="T1"/></text:p>
      <text:p text:style-name="P3"><text:span text:style-name="T1">In partial fulfillment of the requirements for the course</text:span></text:p>
      <text:p text:style-name="P3"><text:span text:style-name="T1">Firewalls and Network Security</text:span></text:p>
      <text:p text:style-name="P3"><text:span text:style-name="T1"/></text:p>
      <text:p text:style-name="P3"><text:span text:style-name="T1">Submitted by:</text:span></text:p>
      <text:p text:style-name="P3"><text:span text:style-name="T1">Name 1</text:span></text:p>
      <text:p text:style-name="P3"><text:span text:style-name="T1">Name 2</text:span></text:p>
      <text:p text:style-name="P3"><text:span text:style-name="T1"/></text:p>
      <text:p text:style-name="P3"><text:span text:style-name="T1">June 1, 2019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I</text:span></text:p>
      <text:p text:style-name="P3"><text:span text:style-name="T1"/></text:p>
      <text:p text:style-name="P3"><text:span text:style-name="T1">Discuss your own summary of the article here, providing diagrams where necessary</text:span></text:p>
      <text:p text:style-name="P3"><text:span text:style-name="T1"/></text:p>
      <text:p text:style-name="P3"><text:span text:style-name="T1">II</text:span></text:p>
      <text:p text:style-name="P3"><text:span text:style-name="T1">Answer the following questions:</text:span></text:p>
      <text:p text:style-name="P3"><text:span text:style-name="T1">1. What is the main problem addressed by the research? Discuss its relevance in the field of networking.</text:span></text:p>
      <text:p text:style-name="P3"><text:span text:style-name="T1">2. How original is the topic? What does it add to the subject area compared with other published material?</text:span></text:p>
      <text:p text:style-name="P3"><text:span text:style-name="T1">3. Is the paper well written? Is the text clear and easy to read? Justify your answer by citing discussions relevant to firewalls and network security.</text:span></text:p>
      <text:p text:style-name="P3"><text:span text:style-name="T1">4. Are the conclusions consistent with the evidence and arguments presented?</text:span></text:p>
      <text:p text:style-name="P3"><text:span text:style-name="T1">5. Are there any disagreeing concepts with the current academic consensus cited by the author, do they have a substantial case?</text:span></text:p>
      <text:p text:style-name="P3"><text:span text:style-name="T1">6. In the paper, tables and figures were also included, what do they add to the paper? Do they aid understanding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